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6381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Default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;2</text:p>
          </table:table-cell>
          <table:table-cell table:style-name="Default"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;7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5;8;12;16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4;15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1;12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P</meta:initial-creator>
    <dc:creator>minf1</dc:creator>
    <meta:creation-date>2022-07-26T06:42:39</meta:creation-date>
    <dc:date>2023-04-03T12:40:40</dc:date>
    <meta:generator>LibreOffice/25.2.7.2$MacOSX_AARCH64 LibreOffice_project/5cbfd1ab6520636bb5f7b99185aa69bd7456825d</meta:generator>
    <meta:document-statistic meta:table-count="1" meta:cell-count="57" meta:object-count="0"/>
    <meta:user-defined meta:name="AppVersion">12.0000</meta:user-defined>
  </office:meta>
</office:document-meta>
</file>